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Modifi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arameterModifi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Modifier.test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ParameterModifi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Modifi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Modifier.UserParameter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Modifier.getXml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Modifier.setXmlUri( String xml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Modifi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Modifie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